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0b18c9" officeooo:paragraph-rsid="000b18c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1"/>
      <text:p text:style-name="P1">problema da vida real</text:p>
      <text:p text:style-name="P1"/>
      <text:p text:style-name="P1">escalabilidade de servidores em cloud:</text:p>
      <text:p text:style-name="P1"/>
      <text:p text:style-name="P1">é umproblema que consiste em aumentar / encolher a infraestrutura virtualizada em clouds (como aws, google compute engine, etc) para atender as demandas de serviços que necessitam estar disponíveis 24/7 em tempo real quando muito utilizados, tais como sistemas de enquetes para programas interativos (bbb, the voice, etc), web stores, vendas de ingressos para grandes espetáculos, etc, bem como economizar recursos em momentos onde esses serviços são pouco utilizados, desligando-os nessas ocasiões.</text:p>
      <text:p text:style-name="P1"/>
      <text:p text:style-name="P1">isso traz um grande benefício para quem aplica essas práticas, uma vez que o uso do hardware pode ser otimizado, para atender somente as demandas existentes naquele tempo, trazendo grandes economias para os contratantes do serviço, já que não é necessário deixar máquinas paradas sendo subutilizadas para esperar os momentos críticos em que as demandas crescem, bem como para os provedores do serviço, que por disponibilizarem serviços de cloud para o mundo inteiro (que trabalha em diferentes fusos horários), pode manter seu parque computacional com taxas ótimas de aproveitamento dos recursos.</text:p>
      <text:p text:style-name="P1"/>
      <text:p text:style-name="P1">um controlador fuzzy é proposto para a solução desse problema, tendo como variável de decisão o erro (diferença) do limite aceitável para a CPU load dos servidores em relação à CPU Load atual dos mesmos.</text:p>
      <text:p text:style-name="P1"/>
      <text:p text:style-name="P1">A ação de decisão é composta de três atos: reduzir, manter e aumentar (o número de máquinas disponíveis para a seu serviço) e baseado no erro no instante atual de tempo, uma dessas ações é escolhi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1:47:14.494725117</meta:creation-date>
    <dc:date>2015-11-27T11:47:50.054433746</dc:date>
    <meta:editing-duration>PT36S</meta:editing-duration>
    <meta:editing-cycles>1</meta:editing-cycles>
    <meta:document-statistic meta:table-count="0" meta:image-count="0" meta:object-count="0" meta:page-count="1" meta:paragraph-count="7" meta:word-count="244" meta:character-count="1558" meta:non-whitespace-character-count="1321"/>
    <meta:generator>LibreOffice/4.4.6.3$Linux_X86_64 LibreOffice_project/40m0$Build-3</meta:generator>
  </office:meta>
</office:document-meta>
</file>